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</office:font-face-decls>
  <office:automatic-styles>
    <style:style style:family="text" style:name="outer" style:parent-style-name="BOLD">
      <style:text-properties fo:background-color="transparent"/>
    </style:style>
    <style:style style:family="text" style:name="middle">
      <style:text-properties fo:color="#FFF000"/>
    </style:style>
    <style:style style:family="text" style:name="inner" style:parent-style-name="ITALIC">
      <style:text-properties fo:background-color="#642523"/>
    </style:style>
  </office:automatic-styles>
  <office:body>
    <office:text>
      <text:p text:style-name="heading1">Heading 1</text:p>
      <text:p text:style-name="Standard"/>
      <text:p text:style-name="Standard">
				<text:span text:style-name="outer"><text:span text:style-name="middle"><text:span text:style-name="inner">Test-Farbe</text:span></text:span></text:span>
			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</office:font-face-decls>
  <office:styles>
    <style:default-style style:family="paragraph">
      <style:text-properties fo:country="DE" fo:font-size="12pt" fo:language="de" style:font-name="Times New Roman" style:font-name-asian="SimSun" style:font-name-complex="Lucida Sans" style:font-size-asian="12pt"/>
    </style:default-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Lucida Sans1" style:font-size-asian="12pt" style:font-style-asian="italic" style:font-style-complex="italic"/>
    </style:style>
    <style:style style:display-name="heading 1" style:family="paragraph" style:name="heading1" style:parent-style-name="default_paragraph_style">
      <style:text-properties fo:color="#376092" fo:font-size="14pt" fo:font-weight="bold"/>
    </style:style>
    <style:style style:family="paragraph" style:name="Index" style:parent-style-name="Standard">
      <style:text-properties style:font-name-complex="Lucida Sans1" style:font-size-asian="12pt"/>
    </style:style>
    <style:style style:family="paragraph" style:name="Heading" style:parent-style-name="Standard">
      <style:paragraph-properties fo:margin-bottom="2.12mm" fo:margin-top="4.23mm"/>
      <style:text-properties fo:font-size="14pt" style:font-name="Arial" style:font-name-asian="SimSun" style:font-name-complex="Lucida Sans" style:font-size-asian="14pt"/>
    </style:style>
    <style:style style:family="paragraph" style:name="List" style:parent-style-name="Text_20_body">
      <style:text-properties style:font-name-complex="Lucida Sans1" style:font-size-asian="12pt"/>
    </style:style>
    <style:style style:name="BOLD" style:family="text">
      <style:text-properties fo:font-weight="bold" style:font-weight-asian="bold"/>
    </style:style>
    <style:style style:name="ITALIC" style:family="text">
      <style:text-properties fo:font-style="italic" style:font-style-asian="italic"/>
    </style:style>
  </office:styles>
  <office:automatic-styles/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>
  <office:meta>
    <dc:date>2013-03-26T14:23:49</dc:date>
    <meta:editing-cycles>1</meta:editing-cycles>
    <meta:editing-duration>PT0.270S</meta:editing-duration>
  </office:meta>
</office:document-meta>
</file>